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 style:list-style-name="L2">
      <style:text-properties fo:font-weight="normal" style:font-weight-asian="normal" style:font-weight-complex="normal"/>
    </style:style>
    <style:style style:name="P5" style:family="paragraph" style:parent-style-name="Text_20_body" style:list-style-name="L3">
      <style:text-properties fo:font-weight="normal" style:font-weight-asian="normal" style:font-weight-complex="normal"/>
    </style:style>
    <style:style style:name="P6" style:family="paragraph" style:parent-style-name="Heading_20_2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ae00"/>
    </style:style>
    <style:style style:name="T4" style:family="text">
      <style:text-properties fo:color="#00ae00" fo:font-size="15pt" style:font-size-asian="15pt" style:font-size-complex="15pt"/>
    </style:style>
    <style:style style:name="T5" style:family="text">
      <style:text-properties fo:color="#00ae00" fo:font-size="15pt" fo:font-weight="bold" style:font-size-asian="15pt" style:font-weight-asian="bold" style:font-size-complex="15pt" style:font-weight-complex="bold"/>
    </style:style>
    <style:style style:name="T6" style:family="text">
      <style:text-properties fo:color="#ff3333"/>
    </style:style>
    <style:style style:name="T7" style:family="text">
      <style:text-properties fo:color="#ff3333" fo:font-weight="bold" style:font-weight-asian="bold" style:font-weight-complex="bold"/>
    </style:style>
    <style:style style:name="T8" style:family="text">
      <style:text-properties fo:color="#ff3333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ge diversity</text:h>
      <text:p text:style-name="Standard"/>
      <text:h text:style-name="Heading_20_2" text:outline-level="2">Follower <text:span text:style-name="T1">by Seamus Heaney</text:span></text:h>
      <text:p text:style-name="P3"/>
      <text:list xml:id="list858688609" text:style-name="L1">
        <text:list-header>
          <text:p text:style-name="P1"><text:span text:style-name="T5">+</text:span> <text:s/>In youth, the son relies on the father who teaches the son hwo to work as a farmer</text:p>
          <text:p text:style-name="P1"><text:span text:style-name="T5">+</text:span> <text:s/>When the father becomes old, their roles change and the son helps the father</text:p>
        </text:list-header>
      </text:list>
      <text:p text:style-name="Standard"/>
      <text:h text:style-name="Heading_20_2" text:outline-level="2">Trying to remember mother and wife <text:span text:style-name="T1">by Anne Tyler</text:span></text:h>
      <text:p text:style-name="P3"/>
      <text:list xml:id="list82692343" text:style-name="L2">
        <text:list-header>
          <text:p text:style-name="P4"><text:span text:style-name="T5">+</text:span> <text:s/>The mother no longer depends on her cold and distanced family</text:p>
          <text:p text:style-name="P4"/>
          <text:p text:style-name="P4"><text:span text:style-name="T8">- </text:span><text:s text:c="2"/>The mother simply strolled away</text:p>
          <text:p text:style-name="P4"><text:span text:style-name="T8">- </text:span><text:s text:c="2"/>No interest in the mother</text:p>
        </text:list-header>
      </text:list>
      <text:p text:style-name="Standard"/>
      <text:h text:style-name="Heading_20_2" text:outline-level="2">A child´s dream of an intact family <text:span text:style-name="T1">by Barry Hines</text:span></text:h>
      <text:p text:style-name="P3"/>
      <text:list xml:id="list871918813" text:continue-list="list858688609" text:style-name="L1">
        <text:list-header>
          <text:p text:style-name="P2"><text:span text:style-name="T5">+ </text:span><text:s/>Later, the older brother comes home</text:p>
          <text:p text:style-name="P2"><text:s text:c="4"/>→ now a good working family life wthout a father</text:p>
          <text:p text:style-name="P2"/>
          <text:p text:style-name="P2"><text:span text:style-name="T8">- </text:span><text:s text:c="2"/>The older brother goes to the army</text:p>
          <text:p text:style-name="P2"><text:span text:style-name="T8">- </text:span><text:s text:c="2"/>Then, the father leaves the family</text:p>
          <text:p text:style-name="P2"><text:s text:c="4"/>→ no family life</text:p>
        </text:list-header>
      </text:list>
      <text:p text:style-name="Standard"/>
      <text:h text:style-name="P6" text:outline-level="2">A boy´s glimpses at a mother</text:h>
      <text:p text:style-name="Text_20_body"><text:span text:style-name="T2"/></text:p>
      <text:list xml:id="list1364723646" text:style-name="L3">
        <text:list-header>
          <text:p text:style-name="P5"><text:span text:style-name="T8">- </text:span><text:s text:c="2"/>The parents don't care about their son</text:p>
          <text:p text:style-name="P5"><text:span text:style-name="T8">- </text:span><text:s text:c="2"/>The son doesn't rely on his parents, they rely on him</text:p>
          <text:p text:style-name="P5"><text:span text:style-name="T8">- </text:span><text:s text:c="2"/>The parents are always having an argument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14T11:18:00</meta:creation-date>
    <dc:date>2009-05-25T16:19:59</dc:date>
    <meta:editing-duration>PT01H04M03S</meta:editing-duration>
    <meta:editing-cycles>15</meta:editing-cycles>
    <meta:generator>OpenOffice.org/3.0$Unix OpenOffice.org_project/300m15$Build-9379</meta:generator>
    <meta:document-statistic meta:table-count="0" meta:image-count="0" meta:object-count="0" meta:page-count="1" meta:paragraph-count="18" meta:word-count="163" meta:character-count="796"/>
  </office:meta>
</office:document-meta>
</file>